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3.54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number-columns-repeated="49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5">
            <text:p>15015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15">
            <text:p>30015</text:p>
          </table:table-cell>
          <table:table-cell office:value-type="float" office:value="35015">
            <text:p>35015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31">
            <text:p>65031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15">
            <text:p>95015</text:p>
          </table:table-cell>
          <table:table-cell office:value-type="float" office:value="100015">
            <text:p>100015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15">
            <text:p>115015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15">
            <text:p>170015</text:p>
          </table:table-cell>
          <table:table-cell office:value-type="float" office:value="175000">
            <text:p>175000</text:p>
          </table:table-cell>
          <table:table-cell office:value-type="float" office:value="180015">
            <text:p>180015</text:p>
          </table:table-cell>
          <table:table-cell office:value-type="float" office:value="185015">
            <text:p>185015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15">
            <text:p>215015</text:p>
          </table:table-cell>
          <table:table-cell office:value-type="float" office:value="220015">
            <text:p>220015</text:p>
          </table:table-cell>
          <table:table-cell office:value-type="float" office:value="225015">
            <text:p>225015</text:p>
          </table:table-cell>
          <table:table-cell office:value-type="float" office:value="230015">
            <text:p>230015</text:p>
          </table:table-cell>
          <table:table-cell office:value-type="float" office:value="235015">
            <text:p>235015</text:p>
          </table:table-cell>
          <table:table-cell office:value-type="float" office:value="240015">
            <text:p>240015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15">
            <text:p>270015</text:p>
          </table:table-cell>
          <table:table-cell office:value-type="float" office:value="275000">
            <text:p>275000</text:p>
          </table:table-cell>
          <table:table-cell office:value-type="float" office:value="280015">
            <text:p>280015</text:p>
          </table:table-cell>
          <table:table-cell office:value-type="float" office:value="285015">
            <text:p>285015</text:p>
          </table:table-cell>
          <table:table-cell office:value-type="float" office:value="290015">
            <text:p>290015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office:value-type="float" office:value="7120.65961144227">
            <text:p>7120,66</text:p>
          </table:table-cell>
          <table:table-cell office:value-type="float" office:value="7073.61544951678">
            <text:p>7073,62</text:p>
          </table:table-cell>
          <table:table-cell table:number-columns-repeated="7" office:value-type="float" office:value="6960.80932309541">
            <text:p>6960,81</text:p>
          </table:table-cell>
          <table:table-cell table:number-columns-repeated="5" office:value-type="float" office:value="6803.5218571461">
            <text:p>6803,52</text:p>
          </table:table-cell>
          <table:table-cell table:number-columns-repeated="44" office:value-type="float" office:value="6725.10662830321">
            <text:p>6725,1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12" office:value-type="float" office:value="1">
            <text:p>1</text:p>
          </table:table-cell>
          <table:table-cell table:number-columns-repeated="47" office:value-type="float" office:value="2">
            <text:p>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6779.03221805323">
            <text:p>6779,03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11766.3379610214">
            <text:p>11766,34</text:p>
          </table:table-cell>
          <table:table-cell table:number-columns-repeated="58"/>
        </table:table-row>
        <table:table-row table:style-name="ro1" table:number-rows-repeated="4">
          <table:table-cell table:number-columns-repeated="60"/>
        </table:table-row>
        <table:table-row table:style-name="ro1">
          <table:table-cell/>
          <table:table-cell>
            <draw:frame table:end-cell-address="Sheet1.G33" table:end-x="3.367cm" table:end-y="0.054cm" draw:z-index="0" svg:width="21.468cm" svg:height="9.791cm" svg:x="0.153cm" svg:y="0.198cm">
              <draw:object draw:notify-on-update-of-ranges="Sheet1.B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0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7:33:49</meta:creation-date>
    <dc:creator>Hugo Meyer</dc:creator>
    <dc:date>2007-12-26T18:02:41</dc:date>
    <dc:language>es-ES</dc:language>
    <meta:editing-cycles>2</meta:editing-cycles>
    <meta:editing-duration>PT1M18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8.2000007629395pt" style:font-family-asian="'Arial Unicode MS'" style:font-pitch-asian="variable" style:font-size-asian="18.2000007629395pt" style:font-family-complex="Tahoma" style:font-pitch-complex="variable" style:font-size-complex="18.2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39999961853027pt" style:font-family-asian="'Arial Unicode MS'" style:font-pitch-asian="variable" style:font-size-asian="8.39999961853027pt" style:font-family-complex="Tahoma" style:font-pitch-complex="variable" style:font-size-complex="8.3999996185302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80000019073486pt" style:font-family-asian="'Arial Unicode MS'" style:font-pitch-asian="variable" style:font-size-asian="9.80000019073486pt" style:font-family-complex="Tahoma" style:font-pitch-complex="variable" style:font-size-complex="9.80000019073486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.6000003814697pt" style:font-family-asian="'Arial Unicode MS'" style:font-pitch-asian="variable" style:font-size-asian="12.6000003814697pt" style:font-family-complex="Tahoma" style:font-pitch-complex="variable" style:font-size-complex="12.6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80000019073486pt" style:font-family-asian="'Arial Unicode MS'" style:font-pitch-asian="variable" style:font-size-asian="9.80000019073486pt" style:font-family-complex="Tahoma" style:font-pitch-complex="variable" style:font-size-complex="9.80000019073486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8.39999961853027pt" style:font-family-asian="'Arial Unicode MS'" style:font-pitch-asian="variable" style:font-size-asian="8.39999961853027pt" style:font-family-complex="Tahoma" style:font-pitch-complex="variable" style:font-size-complex="8.39999961853027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1.469cm" svg:height="9.792cm" chart:class="chart:scatter" chart:style-name="ch1">
        <chart:title svg:x="8.32cm" svg:y="0.194cm" chart:style-name="ch2">
          <text:p>Tiempo vs Costo</text:p>
        </chart:title>
        <chart:legend chart:legend-position="end" svg:x="19.628cm" svg:y="4.629cm" chart:style-name="ch3"/>
        <chart:plot-area chart:style-name="ch4" table:cell-range-address="Sheet1.$B$1:.$BH$2" chart:table-number-list="0" svg:x="0.428cm" svg:y="1.293cm" svg:width="18.345cm" svg:height="8.305cm">
          <chart:axis chart:dimension="x" chart:name="primary-x" chart:style-name="ch5">
            <chart:title svg:x="9.518cm" svg:y="9.083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428cm" svg:y="5.143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15">
                <text:p>15015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15">
                <text:p>30015</text:p>
              </table:table-cell>
              <table:table-cell office:value-type="float" office:value="35015">
                <text:p>35015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31">
                <text:p>65031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15">
                <text:p>95015</text:p>
              </table:table-cell>
              <table:table-cell office:value-type="float" office:value="100015">
                <text:p>100015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15">
                <text:p>115015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15">
                <text:p>170015</text:p>
              </table:table-cell>
              <table:table-cell office:value-type="float" office:value="175000">
                <text:p>175000</text:p>
              </table:table-cell>
              <table:table-cell office:value-type="float" office:value="180015">
                <text:p>180015</text:p>
              </table:table-cell>
              <table:table-cell office:value-type="float" office:value="185015">
                <text:p>185015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15">
                <text:p>215015</text:p>
              </table:table-cell>
              <table:table-cell office:value-type="float" office:value="220015">
                <text:p>220015</text:p>
              </table:table-cell>
              <table:table-cell office:value-type="float" office:value="225015">
                <text:p>225015</text:p>
              </table:table-cell>
              <table:table-cell office:value-type="float" office:value="230015">
                <text:p>230015</text:p>
              </table:table-cell>
              <table:table-cell office:value-type="float" office:value="235015">
                <text:p>235015</text:p>
              </table:table-cell>
              <table:table-cell office:value-type="float" office:value="240015">
                <text:p>240015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15">
                <text:p>270015</text:p>
              </table:table-cell>
              <table:table-cell office:value-type="float" office:value="275000">
                <text:p>275000</text:p>
              </table:table-cell>
              <table:table-cell office:value-type="float" office:value="280015">
                <text:p>280015</text:p>
              </table:table-cell>
              <table:table-cell office:value-type="float" office:value="285015">
                <text:p>285015</text:p>
              </table:table-cell>
              <table:table-cell office:value-type="float" office:value="290015">
                <text:p>290015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7120.65961144227">
                <text:p>7120.65961144227</text:p>
              </table:table-cell>
              <table:table-cell office:value-type="float" office:value="7120.65961144227">
                <text:p>7120.65961144227</text:p>
              </table:table-cell>
              <table:table-cell office:value-type="float" office:value="7073.61544951678">
                <text:p>7073.61544951678</text:p>
              </table:table-cell>
              <table:table-cell office:value-type="float" office:value="6960.80932309541">
                <text:p>6960.80932309541</text:p>
              </table:table-cell>
              <table:table-cell office:value-type="float" office:value="6960.80932309541">
                <text:p>6960.80932309541</text:p>
              </table:table-cell>
              <table:table-cell office:value-type="float" office:value="6960.80932309541">
                <text:p>6960.80932309541</text:p>
              </table:table-cell>
              <table:table-cell office:value-type="float" office:value="6960.80932309541">
                <text:p>6960.80932309541</text:p>
              </table:table-cell>
              <table:table-cell office:value-type="float" office:value="6960.80932309541">
                <text:p>6960.80932309541</text:p>
              </table:table-cell>
              <table:table-cell office:value-type="float" office:value="6960.80932309541">
                <text:p>6960.80932309541</text:p>
              </table:table-cell>
              <table:table-cell office:value-type="float" office:value="6960.80932309541">
                <text:p>6960.80932309541</text:p>
              </table:table-cell>
              <table:table-cell office:value-type="float" office:value="6803.5218571461">
                <text:p>6803.5218571461</text:p>
              </table:table-cell>
              <table:table-cell office:value-type="float" office:value="6803.5218571461">
                <text:p>6803.5218571461</text:p>
              </table:table-cell>
              <table:table-cell office:value-type="float" office:value="6803.5218571461">
                <text:p>6803.5218571461</text:p>
              </table:table-cell>
              <table:table-cell office:value-type="float" office:value="6803.5218571461">
                <text:p>6803.5218571461</text:p>
              </table:table-cell>
              <table:table-cell office:value-type="float" office:value="6803.5218571461">
                <text:p>6803.521857146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  <table:table-cell office:value-type="float" office:value="6725.10662830321">
                <text:p>6725.1066283032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